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end" style:justify-single-word="false"/>
      <style:text-properties officeooo:rsid="001d7759" officeooo:paragraph-rsid="001d7759"/>
    </style:style>
    <style:style style:name="P2" style:family="paragraph" style:parent-style-name="List_20_Paragraph" style:list-style-name="WWNum6">
      <style:paragraph-properties fo:margin-left="0in" fo:margin-right="0in" fo:text-indent="0in" style:auto-text-indent="false"/>
      <style:text-properties fo:font-weight="bold" officeooo:rsid="001d7759" officeooo:paragraph-rsid="001d7759" style:font-weight-asian="bold" style:font-weight-complex="bold"/>
    </style:style>
    <style:style style:name="P3" style:family="paragraph" style:parent-style-name="List_20_Paragraph" style:list-style-name="WWNum6">
      <style:paragraph-properties fo:margin-left="0in" fo:margin-right="0in" fo:text-indent="0in" style:auto-text-indent="false"/>
      <style:text-properties fo:font-weight="normal" officeooo:rsid="001d7759" officeooo:paragraph-rsid="001d7759" style:font-weight-asian="normal" style:font-weight-complex="normal"/>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ick Giovanni Guzmán Sierra</text:p>
      <text:p text:style-name="P1">A01566171</text:p>
      <text:p text:style-name="P1">Software Quality and Testing</text:p>
      <text:p text:style-name="P1">Sixth Semester</text:p>
      <text:p text:style-name="Title">Challenge Lab 9</text:p>
      <text:list xml:id="list463495061" text:style-name="WWNum6">
        <text:list-header>
          <text:p text:style-name="P2"><text:span text:style-name="T1">What is the advantage of Selenium vs HtmlUnit and viceversa?</text:span></text:p>
          <text:p text:style-name="P3"><text:span text:style-name="T1">Selenium can help you with your compatibility testing as it can help you test your application on a specific browser and version of said browser. Another amazing feature of selenium is that it is available for different programming languages and not just java as that is the case with HtmlUnit. On the other hand, HtmlUnit is a generic solution meaning that you can test your system as a whole without worrying about specific browsers.</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19:12:56.874369902</meta:creation-date>
    <dc:date>2020-05-31T19:23:57.945903726</dc:date>
    <meta:editing-duration>PT51S</meta:editing-duration>
    <meta:editing-cycles>1</meta:editing-cycles>
    <meta:document-statistic meta:table-count="0" meta:image-count="0" meta:object-count="0" meta:page-count="1" meta:paragraph-count="7" meta:word-count="98" meta:character-count="589" meta:non-whitespace-character-count="498"/>
    <meta:generator>LibreOffice/6.0.7.3$Linux_X86_64 LibreOffice_project/00m0$Build-3</meta:generator>
  </office:meta>
</office:document-meta>
</file>